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T1R_before_00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ean1</text:p>
          </table:table-cell>
          <table:table-cell office:value-type="string" calcext:value-type="string">
            <text:p>Mean2</text:p>
          </table:table-cell>
          <table:table-cell office:value-type="string" calcext:value-type="string">
            <text:p>Mean3</text:p>
          </table:table-cell>
          <table:table-cell office:value-type="string" calcext:value-type="string">
            <text:p>Mean4</text:p>
          </table:table-cell>
          <table:table-cell office:value-type="string" calcext:value-type="string">
            <text:p>Mean5</text:p>
          </table:table-cell>
          <table:table-cell office:value-type="string" calcext:value-type="string">
            <text:p>Mean6</text:p>
          </table:table-cell>
          <table:table-cell office:value-type="string" calcext:value-type="string">
            <text:p>Mean7</text:p>
          </table:table-cell>
          <table:table-cell office:value-type="string" calcext:value-type="string">
            <text:p>Mean8</text:p>
          </table:table-cell>
          <table:table-cell office:value-type="string" calcext:value-type="string">
            <text:p>Mean9</text:p>
          </table:table-cell>
          <table:table-cell office:value-type="string" calcext:value-type="string">
            <text:p>Mean10</text:p>
          </table:table-cell>
          <table:table-cell office:value-type="string" calcext:value-type="string">
            <text:p>Mean11</text:p>
          </table:table-cell>
          <table:table-cell office:value-type="string" calcext:value-type="string">
            <text:p>Mean12</text:p>
          </table:table-cell>
          <table:table-cell office:value-type="string" calcext:value-type="string">
            <text:p>Mean13</text:p>
          </table:table-cell>
          <table:table-cell office:value-type="string" calcext:value-type="string">
            <text:p>Mean14</text:p>
          </table:table-cell>
          <table:table-cell office:value-type="string" calcext:value-type="string">
            <text:p>Mean15</text:p>
          </table:table-cell>
          <table:table-cell office:value-type="string" calcext:value-type="string">
            <text:p>Mean16</text:p>
          </table:table-cell>
          <table:table-cell office:value-type="string" calcext:value-type="string">
            <text:p>Mean17</text:p>
          </table:table-cell>
          <table:table-cell office:value-type="string" calcext:value-type="string">
            <text:p>Mean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.56" calcext:value-type="float">
            <text:p>304.56</text:p>
          </table:table-cell>
          <table:table-cell office:value-type="float" office:value="164.8" calcext:value-type="float">
            <text:p>164.8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291.28" calcext:value-type="float">
            <text:p>291.28</text:p>
          </table:table-cell>
          <table:table-cell office:value-type="float" office:value="244.048" calcext:value-type="float">
            <text:p>244.048</text:p>
          </table:table-cell>
          <table:table-cell office:value-type="float" office:value="109.536" calcext:value-type="float">
            <text:p>109.536</text:p>
          </table:table-cell>
          <table:table-cell office:value-type="float" office:value="240.5" calcext:value-type="float">
            <text:p>240.5</text:p>
          </table:table-cell>
          <table:table-cell office:value-type="float" office:value="57.714" calcext:value-type="float">
            <text:p>57.714</text:p>
          </table:table-cell>
          <table:table-cell office:value-type="float" office:value="246.429" calcext:value-type="float">
            <text:p>246.429</text:p>
          </table:table-cell>
          <table:table-cell office:value-type="float" office:value="88" calcext:value-type="float">
            <text:p>88</text:p>
          </table:table-cell>
          <table:table-cell office:value-type="float" office:value="299.629" calcext:value-type="float">
            <text:p>299.629</text:p>
          </table:table-cell>
          <table:table-cell office:value-type="float" office:value="12.681" calcext:value-type="float">
            <text:p>12.681</text:p>
          </table:table-cell>
          <table:table-cell office:value-type="float" office:value="264.889" calcext:value-type="float">
            <text:p>264.889</text:p>
          </table:table-cell>
          <table:table-cell office:value-type="float" office:value="126.289" calcext:value-type="float">
            <text:p>126.289</text:p>
          </table:table-cell>
          <table:table-cell office:value-type="float" office:value="308.625" calcext:value-type="float">
            <text:p>308.625</text:p>
          </table:table-cell>
          <table:table-cell office:value-type="float" office:value="119.639" calcext:value-type="float">
            <text:p>119.639</text:p>
          </table:table-cell>
          <table:table-cell office:value-type="float" office:value="338.785" calcext:value-type="float">
            <text:p>338.785</text:p>
          </table:table-cell>
          <table:table-cell office:value-type="float" office:value="364.686" calcext:value-type="float">
            <text:p>364.686</text:p>
          </table:table-cell>
        </table:table-row>
      </table:table>
      <table:table table:name="Sheet2" table:style-name="ta1">
        <table:table-column table:style-name="co5" table:number-columns-repeated="29" table:default-cell-style-name="Default"/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membrane</text:p>
          </table:table-cell>
          <table:table-cell office:value-type="float" office:value="164.8" calcext:value-type="float">
            <text:p>164.8</text:p>
          </table:table-cell>
          <table:table-cell office:value-type="float" office:value="291.28" calcext:value-type="float">
            <text:p>291.28</text:p>
          </table:table-cell>
          <table:table-cell office:value-type="float" office:value="109.536" calcext:value-type="float">
            <text:p>109.536</text:p>
          </table:table-cell>
          <table:table-cell office:value-type="float" office:value="57.714" calcext:value-type="float">
            <text:p>57.714</text:p>
          </table:table-cell>
          <table:table-cell office:value-type="float" office:value="88" calcext:value-type="float">
            <text:p>88</text:p>
          </table:table-cell>
          <table:table-cell office:value-type="float" office:value="12.681" calcext:value-type="float">
            <text:p>12.681</text:p>
          </table:table-cell>
          <table:table-cell office:value-type="float" office:value="126.289" calcext:value-type="float">
            <text:p>126.289</text:p>
          </table:table-cell>
          <table:table-cell office:value-type="float" office:value="119.639" calcext:value-type="float">
            <text:p>119.639</text:p>
          </table:table-cell>
          <table:table-cell office:value-type="float" office:value="364.686" calcext:value-type="float">
            <text:p>364.686</text:p>
          </table:table-cell>
          <table:table-cell office:value-type="float" office:value="583.905" calcext:value-type="float">
            <text:p>583.905</text:p>
          </table:table-cell>
          <table:table-cell office:value-type="float" office:value="770.845" calcext:value-type="float">
            <text:p>770.845</text:p>
          </table:table-cell>
          <table:table-cell office:value-type="float" office:value="133.757" calcext:value-type="float">
            <text:p>133.757</text:p>
          </table:table-cell>
          <table:table-cell office:value-type="float" office:value="307.326" calcext:value-type="float">
            <text:p>307.326</text:p>
          </table:table-cell>
          <table:table-cell office:value-type="float" office:value="314.736" calcext:value-type="float">
            <text:p>314.736</text:p>
          </table:table-cell>
          <table:table-cell office:value-type="float" office:value="91.593" calcext:value-type="float">
            <text:p>91.593</text:p>
          </table:table-cell>
          <table:table-cell office:value-type="float" office:value="672.556" calcext:value-type="float">
            <text:p>672.556</text:p>
          </table:table-cell>
          <table:table-cell office:value-type="float" office:value="139.336" calcext:value-type="float">
            <text:p>139.336</text:p>
          </table:table-cell>
          <table:table-cell office:value-type="float" office:value="346.343" calcext:value-type="float">
            <text:p>346.343</text:p>
          </table:table-cell>
          <table:table-cell office:value-type="float" office:value="136.284" calcext:value-type="float">
            <text:p>136.284</text:p>
          </table:table-cell>
          <table:table-cell office:value-type="float" office:value="108.752" calcext:value-type="float">
            <text:p>108.752</text:p>
          </table:table-cell>
          <table:table-cell office:value-type="float" office:value="402.75" calcext:value-type="float">
            <text:p>402.75</text:p>
          </table:table-cell>
          <table:table-cell office:value-type="float" office:value="393.263" calcext:value-type="float">
            <text:p>393.263</text:p>
          </table:table-cell>
          <table:table-cell office:value-type="float" office:value="342.61" calcext:value-type="float">
            <text:p>342.61</text:p>
          </table:table-cell>
          <table:table-cell office:value-type="float" office:value="512.719" calcext:value-type="float">
            <text:p>512.719</text:p>
          </table:table-cell>
          <table:table-cell office:value-type="float" office:value="251.721" calcext:value-type="float">
            <text:p>251.721</text:p>
          </table:table-cell>
          <table:table-cell office:value-type="float" office:value="209.113" calcext:value-type="float">
            <text:p>209.113</text:p>
          </table:table-cell>
          <table:table-cell office:value-type="float" office:value="248.993" calcext:value-type="float">
            <text:p>248.993</text:p>
          </table:table-cell>
          <table:table-cell office:value-type="float" office:value="124.318" calcext:value-type="float">
            <text:p>124.318</text:p>
          </table:table-cell>
        </table:table-row>
        <table:table-row table:style-name="ro1">
          <table:table-cell office:value-type="string" calcext:value-type="string">
            <text:p>cytoplasm</text:p>
          </table:table-cell>
          <table:table-cell office:value-type="float" office:value="304.56" calcext:value-type="float">
            <text:p>304.56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244.048" calcext:value-type="float">
            <text:p>244.048</text:p>
          </table:table-cell>
          <table:table-cell office:value-type="float" office:value="240.5" calcext:value-type="float">
            <text:p>240.5</text:p>
          </table:table-cell>
          <table:table-cell office:value-type="float" office:value="246.429" calcext:value-type="float">
            <text:p>246.429</text:p>
          </table:table-cell>
          <table:table-cell office:value-type="float" office:value="299.629" calcext:value-type="float">
            <text:p>299.629</text:p>
          </table:table-cell>
          <table:table-cell office:value-type="float" office:value="264.889" calcext:value-type="float">
            <text:p>264.889</text:p>
          </table:table-cell>
          <table:table-cell office:value-type="float" office:value="308.625" calcext:value-type="float">
            <text:p>308.625</text:p>
          </table:table-cell>
          <table:table-cell office:value-type="float" office:value="338.785" calcext:value-type="float">
            <text:p>338.785</text:p>
          </table:table-cell>
          <table:table-cell office:value-type="float" office:value="611.209" calcext:value-type="float">
            <text:p>611.209</text:p>
          </table:table-cell>
          <table:table-cell office:value-type="float" office:value="883.518" calcext:value-type="float">
            <text:p>883.518</text:p>
          </table:table-cell>
          <table:table-cell office:value-type="float" office:value="561.778" calcext:value-type="float">
            <text:p>561.778</text:p>
          </table:table-cell>
          <table:table-cell office:value-type="float" office:value="507.786" calcext:value-type="float">
            <text:p>507.786</text:p>
          </table:table-cell>
          <table:table-cell office:value-type="float" office:value="369.011" calcext:value-type="float">
            <text:p>369.011</text:p>
          </table:table-cell>
          <table:table-cell office:value-type="float" office:value="289.891" calcext:value-type="float">
            <text:p>289.891</text:p>
          </table:table-cell>
          <table:table-cell office:value-type="float" office:value="288.714" calcext:value-type="float">
            <text:p>288.714</text:p>
          </table:table-cell>
          <table:table-cell office:value-type="float" office:value="95.7" calcext:value-type="float">
            <text:p>95.7</text:p>
          </table:table-cell>
          <table:table-cell office:value-type="float" office:value="86.321" calcext:value-type="float">
            <text:p>86.321</text:p>
          </table:table-cell>
          <table:table-cell office:value-type="float" office:value="122.268" calcext:value-type="float">
            <text:p>122.268</text:p>
          </table:table-cell>
          <table:table-cell office:value-type="float" office:value="61.732" calcext:value-type="float">
            <text:p>61.732</text:p>
          </table:table-cell>
          <table:table-cell office:value-type="float" office:value="106.81" calcext:value-type="float">
            <text:p>106.81</text:p>
          </table:table-cell>
          <table:table-cell office:value-type="float" office:value="223.939" calcext:value-type="float">
            <text:p>223.939</text:p>
          </table:table-cell>
          <table:table-cell office:value-type="float" office:value="370.536" calcext:value-type="float">
            <text:p>370.536</text:p>
          </table:table-cell>
          <table:table-cell office:value-type="float" office:value="393.85" calcext:value-type="float">
            <text:p>393.85</text:p>
          </table:table-cell>
          <table:table-cell office:value-type="float" office:value="242.684" calcext:value-type="float">
            <text:p>242.684</text:p>
          </table:table-cell>
          <table:table-cell office:value-type="float" office:value="109.308" calcext:value-type="float">
            <text:p>109.308</text:p>
          </table:table-cell>
          <table:table-cell office:value-type="float" office:value="241.448" calcext:value-type="float">
            <text:p>241.448</text:p>
          </table:table-cell>
          <table:table-cell office:value-type="float" office:value="45.19" calcext:value-type="float">
            <text:p>45.19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ratio</text:p>
          </table:table-cell>
          <table:table-cell table:formula="of:=[.B2]/[.B3]" office:value-type="float" office:value="0.541108484370896" calcext:value-type="float">
            <text:p>0.541108484370896</text:p>
          </table:table-cell>
          <table:table-cell table:formula="of:=[.C2]/[.C3]" office:value-type="float" office:value="1.76599692005481" calcext:value-type="float">
            <text:p>1.76599692005481</text:p>
          </table:table-cell>
          <table:table-cell table:formula="of:=[.D2]/[.D3]" office:value-type="float" office:value="0.448829738412116" calcext:value-type="float">
            <text:p>0.448829738412116</text:p>
          </table:table-cell>
          <table:table-cell table:formula="of:=[.E2]/[.E3]" office:value-type="float" office:value="0.239975051975052" calcext:value-type="float">
            <text:p>0.239975051975052</text:p>
          </table:table-cell>
          <table:table-cell table:formula="of:=[.F2]/[.F3]" office:value-type="float" office:value="0.357100828230444" calcext:value-type="float">
            <text:p>0.357100828230444</text:p>
          </table:table-cell>
          <table:table-cell table:formula="of:=[.G2]/[.G3]" office:value-type="float" office:value="0.0423223386254335" calcext:value-type="float">
            <text:p>0.042322338625434</text:p>
          </table:table-cell>
          <table:table-cell table:formula="of:=[.H2]/[.H3]" office:value-type="float" office:value="0.476761964445485" calcext:value-type="float">
            <text:p>0.476761964445485</text:p>
          </table:table-cell>
          <table:table-cell table:formula="of:=[.I2]/[.I3]" office:value-type="float" office:value="0.387651680842446" calcext:value-type="float">
            <text:p>0.387651680842446</text:p>
          </table:table-cell>
          <table:table-cell table:formula="of:=[.J2]/[.J3]" office:value-type="float" office:value="1.07645261744174" calcext:value-type="float">
            <text:p>1.07645261744174</text:p>
          </table:table-cell>
          <table:table-cell table:formula="of:=[.K2]/[.K3]" office:value-type="float" office:value="0.955327882933661" calcext:value-type="float">
            <text:p>0.955327882933661</text:p>
          </table:table-cell>
          <table:table-cell table:formula="of:=[.L2]/[.L3]" office:value-type="float" office:value="0.872472320880842" calcext:value-type="float">
            <text:p>0.872472320880842</text:p>
          </table:table-cell>
          <table:table-cell table:formula="of:=[.M2]/[.M3]" office:value-type="float" office:value="0.238095831449434" calcext:value-type="float">
            <text:p>0.238095831449434</text:p>
          </table:table-cell>
          <table:table-cell table:formula="of:=[.N2]/[.N3]" office:value-type="float" office:value="0.60522739894365" calcext:value-type="float">
            <text:p>0.60522739894365</text:p>
          </table:table-cell>
          <table:table-cell table:formula="of:=[.O2]/[.O3]" office:value-type="float" office:value="0.852917663701082" calcext:value-type="float">
            <text:p>0.852917663701082</text:p>
          </table:table-cell>
          <table:table-cell table:formula="of:=[.P2]/[.P3]" office:value-type="float" office:value="0.315956687168625" calcext:value-type="float">
            <text:p>0.315956687168625</text:p>
          </table:table-cell>
          <table:table-cell table:formula="of:=[.Q3]/[.Q2]" office:value-type="float" office:value="0.429278751509168" calcext:value-type="float">
            <text:p>0.429278751509168</text:p>
          </table:table-cell>
          <table:table-cell table:formula="of:=[.R3]/[.R2]" office:value-type="float" office:value="0.686828960211288" calcext:value-type="float">
            <text:p>0.686828960211288</text:p>
          </table:table-cell>
          <table:table-cell table:formula="of:=[.S3]/[.S2]" office:value-type="float" office:value="0.249235584377337" calcext:value-type="float">
            <text:p>0.249235584377337</text:p>
          </table:table-cell>
          <table:table-cell table:formula="of:=[.T3]/[.T2]" office:value-type="float" office:value="0.897155939068416" calcext:value-type="float">
            <text:p>0.897155939068416</text:p>
          </table:table-cell>
          <table:table-cell table:formula="of:=[.U3]/[.U2]" office:value-type="float" office:value="0.567640135353833" calcext:value-type="float">
            <text:p>0.567640135353833</text:p>
          </table:table-cell>
          <table:table-cell table:formula="of:=[.V3]/[.V2]" office:value-type="float" office:value="0.2652017380509" calcext:value-type="float">
            <text:p>0.2652017380509</text:p>
          </table:table-cell>
          <table:table-cell table:formula="of:=[.W3]/[.W2]" office:value-type="float" office:value="0.569438263960759" calcext:value-type="float">
            <text:p>0.569438263960759</text:p>
          </table:table-cell>
          <table:table-cell table:formula="of:=[.X3]/[.X2]" office:value-type="float" office:value="1.08150958816147" calcext:value-type="float">
            <text:p>1.08150958816147</text:p>
          </table:table-cell>
          <table:table-cell table:formula="of:=[.Y3]/[.Y2]" office:value-type="float" office:value="0.768159557184345" calcext:value-type="float">
            <text:p>0.768159557184345</text:p>
          </table:table-cell>
          <table:table-cell table:formula="of:=[.Z3]/[.Z2]" office:value-type="float" office:value="0.964099141509846" calcext:value-type="float">
            <text:p>0.964099141509846</text:p>
          </table:table-cell>
          <table:table-cell table:formula="of:=[.AA3]/[.AA2]" office:value-type="float" office:value="0.522722164571308" calcext:value-type="float">
            <text:p>0.522722164571308</text:p>
          </table:table-cell>
          <table:table-cell table:formula="of:=[.AB3]/[.AB2]" office:value-type="float" office:value="0.969697943315676" calcext:value-type="float">
            <text:p>0.969697943315676</text:p>
          </table:table-cell>
          <table:table-cell table:formula="of:=[.AC3]/[.AC2]" office:value-type="float" office:value="0.363503273862192" calcext:value-type="float">
            <text:p>0.363503273862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4T21:41:09.047062977</dc:date>
    <meta:editing-duration>PT28M41S</meta:editing-duration>
    <meta:editing-cycles>1</meta:editing-cycles>
    <meta:document-statistic meta:table-count="2" meta:cell-count="125" meta:object-count="0"/>
    <meta:generator>LibreOffice/6.4.7.2$Linux_X86_64 LibreOffice_project/40$Build-2</meta:generator>
  </office:meta>
</office:document-meta>
</file>